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508f" draw:fill-color="#00508f" draw:textarea-horizontal-align="justify" draw:textarea-vertical-align="middle" draw:auto-grow-height="false" fo:min-height="0.227cm" fo:min-width="1.533cm"/>
    </style:style>
    <style:style style:name="gr2" style:family="graphic" style:parent-style-name="objectwithoutfill">
      <style:graphic-properties svg:stroke-color="#666666" draw:marker-end="Arrow" draw:fill="none" draw:textarea-vertical-align="middle"/>
    </style:style>
    <style:style style:name="gr3" style:family="graphic" style:parent-style-name="standard">
      <style:graphic-properties draw:stroke="solid" draw:fill-color="#00a65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ba131a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color="#00508f" draw:fill="solid" draw:fill-color="#5e8ac7" draw:textarea-horizontal-align="justify" draw:textarea-vertical-align="middle" draw:auto-grow-height="false" fo:min-height="0.227cm" fo:min-width="1.533cm"/>
    </style:style>
    <style:style style:name="gr7" style:family="graphic" style:parent-style-name="objectwithoutfill">
      <style:graphic-properties draw:stroke="dash" draw:stroke-dash="Fine_20_Dashed"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color="#666666" draw:fill-color="#f04e4d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00508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ba131a"/>
      <style:paragraph-properties fo:text-align="center"/>
    </style:style>
    <style:style style:name="P5" style:family="paragraph">
      <style:paragraph-properties fo:text-align="center"/>
      <style:text-properties fo:color="#666666"/>
    </style:style>
    <style:style style:name="P6" style:family="paragraph">
      <loext:graphic-properties draw:fill="none" draw:fill-color="#ffffff"/>
      <style:paragraph-properties fo:text-align="center"/>
      <style:text-properties fo:color="#666666"/>
    </style:style>
    <style:style style:name="P7" style:family="paragraph">
      <loext:graphic-properties draw:fill="solid" draw:fill-color="#5e8ac7"/>
      <style:paragraph-properties fo:text-align="center"/>
    </style:style>
    <style:style style:name="P8" style:family="paragraph">
      <loext:graphic-properties draw:fill-color="#f04e4d"/>
      <style:paragraph-properties fo:text-align="center"/>
    </style:style>
    <style:style style:name="T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032cm" svg:height="0.762cm" svg:x="1.976cm" svg:y="6.25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1.977cm" svg:y="5.55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1.978cm" svg:y="4.8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" draw:text-style-name="P1" draw:layer="layout" svg:width="2.032cm" svg:height="0.762cm" svg:x="6.077cm" svg:y="6.25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6.078cm" svg:y="5.5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6.079cm" svg:y="4.86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line draw:style-name="gr2" draw:text-style-name="P2" draw:layer="layout" svg:x1="4.235cm" svg:y1="5.876cm" svg:x2="5.886cm" svg:y2="5.876cm">
            <text:p/>
          </draw:line>
          <draw:custom-shape draw:style-name="gr3" draw:text-style-name="P3" draw:layer="layout" svg:width="0.254cm" svg:height="0.254cm" svg:x="4.262cm" svg:y="5.49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254cm" svg:height="0.254cm" svg:x="4.963cm" svg:y="5.49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254cm" svg:height="0.254cm" svg:x="5.264cm" svg:y="5.49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254cm" svg:height="0.051cm" svg:x="4.616cm" svg:y="5.59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032cm" svg:height="0.762cm" svg:x="6.078cm" svg:y="9.4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6.079cm" svg:y="8.76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6.08cm" svg:y="8.06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" draw:text-style-name="P1" draw:layer="layout" svg:width="2.032cm" svg:height="0.762cm" svg:x="6.078cm" svg:y="3.1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6.079cm" svg:y="2.46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6.08cm" svg:y="1.76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line draw:style-name="gr2" draw:text-style-name="P2" draw:layer="layout" svg:x1="4.262cm" svg:y1="6.765cm" svg:x2="5.913cm" svg:y2="8.035cm">
            <text:p/>
          </draw:line>
          <draw:line draw:style-name="gr2" draw:text-style-name="P2" draw:layer="layout" svg:x1="4.262cm" svg:y1="4.987cm" svg:x2="5.913cm" svg:y2="3.971cm">
            <text:p/>
          </draw:line>
          <draw:g>
            <draw:custom-shape draw:style-name="gr3" draw:text-style-name="P3" draw:layer="layout" svg:width="0.254cm" svg:height="0.254cm" draw:transform="rotate (0.558505360638186) translate (4.26cm 4.6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254cm" svg:height="0.254cm" draw:transform="rotate (0.558505360638186) translate (5.107cm 4.1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254cm" svg:height="0.051cm" draw:transform="rotate (0.558505360638186) translate (4.615cm 4.542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" draw:text-style-name="P4" draw:layer="layout" svg:width="0.254cm" svg:height="0.051cm" draw:transform="rotate (0.558505360638186) translate (4.868cm 4.379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3" draw:text-style-name="P3" draw:layer="layout" svg:width="0.254cm" svg:height="0.254cm" draw:transform="rotate (-0.665668576710639) translate (4.54cm 6.61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254cm" svg:height="0.254cm" draw:transform="rotate (-0.665668576710639) translate (5.088cm 7.047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254cm" svg:height="0.051cm" draw:transform="rotate (-0.665668576710639) translate (4.754cm 6.91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254cm" svg:height="0.051cm" draw:transform="rotate (-0.665668576710639) translate (5.306cm 7.339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6" draw:layer="layout" svg:width="2.286cm" svg:height="1.143cm" svg:x="1.889cm" svg:y="3.948cm">
            <draw:text-box>
              <text:p text:style-name="P5"><text:span text:style-name="T1">bob</text:span></text:p>
            </draw:text-box>
          </draw:frame>
          <draw:frame draw:style-name="gr5" draw:text-style-name="P6" draw:layer="layout" svg:width="2.286cm" svg:height="1.143cm" svg:x="5.953cm" svg:y="0.873cm">
            <draw:text-box>
              <text:p text:style-name="P5"><text:span text:style-name="T1">bob_</text:span><text:span text:style-name="T1">0</text:span></text:p>
            </draw:text-box>
          </draw:frame>
          <draw:frame draw:style-name="gr5" draw:text-style-name="P6" draw:layer="layout" svg:width="2.286cm" svg:height="1.143cm" svg:x="5.953cm" svg:y="3.974cm">
            <draw:text-box>
              <text:p text:style-name="P5"><text:span text:style-name="T1">bob_1</text:span></text:p>
            </draw:text-box>
          </draw:frame>
          <draw:frame draw:style-name="gr5" draw:text-style-name="P6" draw:layer="layout" svg:width="2.286cm" svg:height="1.143cm" svg:x="5.953cm" svg:y="7.175cm">
            <draw:text-box>
              <text:p text:style-name="P5"><text:span text:style-name="T1">bob_2</text:span></text:p>
            </draw:text-box>
          </draw:frame>
        </draw:g>
        <draw:g>
          <draw:g>
            <draw:custom-shape draw:style-name="gr1" draw:text-style-name="P1" draw:layer="layout" svg:width="2.032cm" svg:height="0.762cm" svg:x="1.977cm" svg:y="15.05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1.978cm" svg:y="14.3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1.979cm" svg:y="13.66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6" draw:text-style-name="P7" draw:layer="layout" svg:width="2.032cm" svg:height="0.762cm" svg:x="5.778cm" svg:y="15.0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5.779cm" svg:y="14.36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5.78cm" svg:y="13.66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line draw:style-name="gr7" draw:text-style-name="P2" draw:layer="layout" svg:x1="4.175cm" svg:y1="14.716cm" svg:x2="5.699cm" svg:y2="14.716cm">
            <text:p/>
          </draw:line>
          <draw:frame draw:style-name="gr5" draw:text-style-name="P6" draw:layer="layout" svg:width="2.286cm" svg:height="1.143cm" svg:x="1.862cm" svg:y="12.757cm">
            <draw:text-box>
              <text:p text:style-name="P5"><text:span text:style-name="T1">bob</text:span></text:p>
            </draw:text-box>
          </draw:frame>
          <draw:frame draw:style-name="gr8" draw:text-style-name="P6" draw:layer="layout" svg:width="3.612cm" svg:height="1.673cm" svg:x="4.962cm" svg:y="12.758cm">
            <draw:text-box>
              <text:p text:style-name="P5"><text:span text:style-name="T1">bob_cpy_0</text:span></text:p>
            </draw:text-box>
          </draw:frame>
          <draw:custom-shape draw:style-name="gr3" draw:text-style-name="P3" draw:layer="layout" svg:width="0.254cm" svg:height="0.254cm" svg:x="6.263cm" svg:y="15.99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254cm" svg:height="0.254cm" svg:x="6.564cm" svg:y="15.99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254cm" svg:height="0.051cm" svg:x="6.917cm" svg:y="16.0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2.032cm" svg:height="0.762cm" svg:x="5.778cm" svg:y="18.66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5.779cm" svg:y="17.96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5.78cm" svg:y="17.26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8" draw:text-style-name="P6" draw:layer="layout" svg:width="3.612cm" svg:height="1.673cm" svg:x="4.962cm" svg:y="16.36cm">
            <draw:text-box>
              <text:p text:style-name="P5"><text:span text:style-name="T1">bob_</text:span><text:span text:style-name="T1">cpy_</text:span><text:span text:style-name="T1">1</text:span></text:p>
            </draw:text-box>
          </draw:frame>
          <draw:custom-shape draw:style-name="gr3" draw:text-style-name="P3" draw:layer="layout" svg:width="0.254cm" svg:height="0.254cm" svg:x="6.263cm" svg:y="19.59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254cm" svg:height="0.254cm" svg:x="6.964cm" svg:y="19.5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254cm" svg:height="0.051cm" svg:x="6.617cm" svg:y="19.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2.032cm" svg:height="0.762cm" svg:x="10.478cm" svg:y="15.06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10.479cm" svg:y="14.36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10.48cm" svg:y="13.66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8" draw:text-style-name="P6" draw:layer="layout" svg:width="3.612cm" svg:height="1.673cm" svg:x="9.662cm" svg:y="12.76cm">
            <draw:text-box>
              <text:p text:style-name="P5"><text:span text:style-name="T1">bob</text:span><text:span text:style-name="T1">_cp</text:span><text:span text:style-name="T1">y_2</text:span></text:p>
            </draw:text-box>
          </draw:frame>
          <draw:custom-shape draw:style-name="gr3" draw:text-style-name="P3" draw:layer="layout" svg:width="0.254cm" svg:height="0.254cm" svg:x="11.163cm" svg:y="15.99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254cm" svg:height="0.051cm" svg:x="11.517cm" svg:y="16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2.032cm" svg:height="0.762cm" svg:x="10.478cm" svg:y="18.76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10.479cm" svg:y="18.06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10.48cm" svg:y="17.36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8" draw:text-style-name="P6" draw:layer="layout" svg:width="3.612cm" svg:height="1.673cm" svg:x="9.662cm" svg:y="16.462cm">
            <draw:text-box>
              <text:p text:style-name="P5"><text:span text:style-name="T1">b</text:span><text:span text:style-name="T1">o</text:span><text:span text:style-name="T1">b</text:span><text:span text:style-name="T1">_</text:span><text:span text:style-name="T1">c</text:span><text:span text:style-name="T1">p</text:span><text:span text:style-name="T1">y</text:span><text:span text:style-name="T1">_</text:span><text:span text:style-name="T1">3</text:span></text:p>
            </draw:text-box>
          </draw:frame>
          <draw:custom-shape draw:style-name="gr3" draw:text-style-name="P3" draw:layer="layout" svg:width="0.254cm" svg:height="0.254cm" svg:x="11.464cm" svg:y="19.7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24.7058823529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0.254cm" svg:height="0.051cm" svg:x="11.117cm" svg:y="19.80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7.962cm" svg:y1="14.716cm" svg:x2="10.271cm" svg:y2="14.716cm">
            <text:p/>
          </draw:line>
          <draw:line draw:style-name="gr7" draw:text-style-name="P2" draw:layer="layout" svg:x1="4.175cm" svg:y1="15.732cm" svg:x2="5.445cm" svg:y2="17.764cm">
            <text:p/>
          </draw:line>
          <draw:line draw:style-name="gr7" draw:text-style-name="P2" draw:layer="layout" svg:x1="7.985cm" svg:y1="15.732cm" svg:x2="10.144cm" svg:y2="17.764cm">
            <text:p/>
          </draw:line>
        </draw:g>
        <draw:g>
          <draw:g>
            <draw:custom-shape draw:style-name="gr1" draw:text-style-name="P1" draw:layer="layout" svg:width="2.032cm" svg:height="0.762cm" svg:x="1.977cm" svg:y="24.4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1.978cm" svg:y="23.76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" draw:text-style-name="P1" draw:layer="layout" svg:width="2.032cm" svg:height="0.762cm" svg:x="1.979cm" svg:y="23.06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6" draw:text-style-name="P7" draw:layer="layout" svg:width="2.032cm" svg:height="0.762cm" svg:x="5.778cm" svg:y="24.461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5.779cm" svg:y="23.76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7" draw:layer="layout" svg:width="2.032cm" svg:height="0.762cm" svg:x="5.78cm" svg:y="23.06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line draw:style-name="gr7" draw:text-style-name="P2" draw:layer="layout" svg:x1="4.175cm" svg:y1="24.117cm" svg:x2="5.699cm" svg:y2="24.117cm">
            <text:p/>
          </draw:line>
          <draw:frame draw:style-name="gr5" draw:text-style-name="P6" draw:layer="layout" svg:width="2.286cm" svg:height="1.143cm" svg:x="1.862cm" svg:y="22.158cm">
            <draw:text-box>
              <text:p text:style-name="P5"><text:span text:style-name="T1">bob</text:span></text:p>
            </draw:text-box>
          </draw:frame>
          <draw:frame draw:style-name="gr8" draw:text-style-name="P6" draw:layer="layout" svg:width="3.612cm" svg:height="1.673cm" svg:x="4.962cm" svg:y="22.159cm">
            <draw:text-box>
              <text:p text:style-name="P5"><text:span text:style-name="T1">bob_cpy</text:span></text:p>
            </draw:text-box>
          </draw:frame>
          <draw:custom-shape draw:style-name="gr9" draw:text-style-name="P8" draw:layer="layout" svg:width="0.254cm" svg:height="0.254cm" svg:x="6.207cm" svg:y="23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1" draw:id="id1" draw:layer="layout" svg:width="0.254cm" svg:height="0.254cm" svg:x="6.208cm" svg:y="23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2" draw:id="id2" draw:layer="layout" svg:width="0.254cm" svg:height="0.254cm" svg:x="6.609cm" svg:y="23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254cm" svg:height="0.254cm" svg:x="6.61cm" svg:y="24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3" draw:id="id3" draw:layer="layout" svg:width="0.254cm" svg:height="0.254cm" svg:x="7.011cm" svg:y="24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254cm" svg:height="0.254cm" svg:x="6.209cm" svg:y="2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layout" svg:x1="6.334cm" svg:y1="23.504cm" svg:x2="6.334cm" svg:y2="23.656cm">
            <text:p/>
          </draw:line>
          <draw:line draw:style-name="gr10" draw:text-style-name="P2" draw:layer="layout" svg:x1="6.334cm" svg:y1="23.904cm" svg:x2="6.334cm" svg:y2="24.666cm">
            <text:p/>
          </draw:line>
          <draw:line draw:style-name="gr10" draw:text-style-name="P2" draw:layer="layout" svg:x1="6.734cm" svg:y1="24.204cm" svg:x2="6.734cm" svg:y2="24.356cm">
            <text:p/>
          </draw:line>
          <draw:connector draw:style-name="gr11" draw:text-style-name="P2" draw:layer="layout" draw:type="lines" draw:line-skew="-0.376cm 0.407cm" svg:x1="6.462cm" svg:y1="23.78cm" svg:x2="6.736cm" svg:y2="23.954cm" draw:start-shape="id1" draw:start-glue-point="10" draw:end-shape="id2" draw:end-glue-point="4" svg:d="M6462 23780h126l148 80v94" svg:viewBox="0 0 275 175">
            <text:p/>
          </draw:connector>
          <draw:connector draw:style-name="gr11" draw:text-style-name="P2" draw:layer="layout" draw:type="lines" draw:line-skew="-0.396cm -0.114cm" svg:x1="6.863cm" svg:y1="24.081cm" svg:x2="7.138cm" svg:y2="24.856cm" draw:start-shape="id2" draw:start-glue-point="10" draw:end-shape="id3" draw:end-glue-point="4" svg:d="M6863 24081h106l169 160v615" svg:viewBox="0 0 276 77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4:36:22.126763678</meta:creation-date>
    <dc:date>2020-03-23T16:41:42.169771088</dc:date>
    <meta:editing-duration>PT1H31M31S</meta:editing-duration>
    <meta:editing-cycles>1</meta:editing-cycles>
    <meta:document-statistic meta:object-count="101"/>
    <meta:generator>LibreOffice/6.0.7.3$Linux_X86_64 LibreOffice_project/00m0$Build-3</meta:generator>
  </office:meta>
</office:document-meta>
</file>